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4.83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29cm" fo:min-width="1.51cm"/>
    </style:style>
    <style:style style:name="gr5" style:family="graphic" style:parent-style-name="standard">
      <style:graphic-properties draw:textarea-horizontal-align="justify" draw:textarea-vertical-align="middle" draw:auto-grow-height="false" fo:min-height="0.132cm" fo:min-width="0.834cm"/>
    </style:style>
    <style:style style:name="gr6" style:family="graphic" style:parent-style-name="standard">
      <style:graphic-properties draw:textarea-horizontal-align="justify" draw:textarea-vertical-align="middle" draw:auto-grow-height="false" fo:min-height="0.564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10" style:family="graphic" style:parent-style-name="standard">
      <style:graphic-properties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laimIT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 Claim</text:p>
          </draw:text-box>
        </draw:frame>
        <draw:custom-shape draw:style-name="gr2" draw:text-style-name="P2" xml:id="id6" draw:id="id6" draw:layer="layout" svg:width="5.334cm" svg:height="2.032cm" svg:x="13.954cm" svg:y="15.24cm">
          <text:p text:style-name="P2">Insurer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334cm" svg:height="2.032cm" svg:x="13.95cm" svg:y="5.124cm">
          <text:p text:style-name="P2">Device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334cm" svg:height="2.032cm" svg:x="6.68cm" svg:y="5.13cm">
          <text:p text:style-name="P2">DeviceRegistry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334cm" svg:height="2.032cm" svg:x="21.92cm" svg:y="10.18cm">
          <text:p text:style-name="P2">ClaimsRegistry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5.334cm" svg:height="2.032cm" svg:x="6.68cm" svg:y="15.24cm">
          <text:p text:style-name="P2">InsurerRegistry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9.284cm" svg:y1="6.14cm" svg:x2="21.92cm" svg:y2="11.196cm" draw:start-shape="id1" draw:start-glue-point="1" draw:end-shape="id2" draw:end-glue-point="3" svg:d="M19284 6140h1318v5056h1318" svg:viewBox="0 0 2637 5057">
          <text:p/>
        </draw:connector>
        <draw:custom-shape draw:style-name="gr2" draw:text-style-name="P2" xml:id="id4" draw:id="id4" draw:layer="layout" svg:width="5.334cm" svg:height="2.032cm" svg:x="14.25cm" svg:y="5.424cm">
          <text:p text:style-name="P2">Devic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2.014cm" svg:y1="6.146cm" svg:x2="13.95cm" svg:y2="6.14cm" draw:start-shape="id3" draw:start-glue-point="1" draw:end-shape="id1" draw:end-glue-point="3" svg:d="M12014 6146h968v-6h968" svg:viewBox="0 0 1937 7">
          <text:p/>
        </draw:connector>
        <draw:connector draw:style-name="gr3" draw:text-style-name="P3" draw:layer="layout" svg:x1="19.584cm" svg:y1="6.44cm" svg:x2="21.92cm" svg:y2="11.196cm" draw:start-shape="id4" draw:end-shape="id2" draw:end-glue-point="3" svg:d="M19584 6440h1168v4756h1168" svg:viewBox="0 0 2337 4757">
          <text:p/>
        </draw:connector>
        <draw:custom-shape draw:style-name="gr2" draw:text-style-name="P2" xml:id="id5" draw:id="id5" draw:layer="layout" svg:width="5.334cm" svg:height="2.032cm" svg:x="14.55cm" svg:y="5.724cm">
          <text:p text:style-name="P2">Devic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9.884cm" svg:y1="6.74cm" svg:x2="21.92cm" svg:y2="11.196cm" draw:start-shape="id5" draw:start-glue-point="1" draw:end-shape="id2" draw:end-glue-point="3" svg:d="M19884 6740h1018v4456h1018" svg:viewBox="0 0 2037 4457">
          <text:p/>
        </draw:connector>
        <draw:connector draw:style-name="gr3" draw:text-style-name="P3" draw:layer="layout" svg:x1="12.014cm" svg:y1="6.146cm" svg:x2="14.25cm" svg:y2="6.44cm" draw:start-shape="id3" draw:start-glue-point="1" draw:end-shape="id4" draw:end-glue-point="3" svg:d="M12014 6146h1118v294h1118" svg:viewBox="0 0 2237 295">
          <text:p/>
        </draw:connector>
        <draw:connector draw:style-name="gr3" draw:text-style-name="P3" draw:layer="layout" svg:x1="12.014cm" svg:y1="6.146cm" svg:x2="14.55cm" svg:y2="6.74cm" draw:start-shape="id3" draw:start-glue-point="1" draw:end-shape="id5" draw:end-glue-point="3" svg:d="M12014 6146h1268v594h1268" svg:viewBox="0 0 2537 595">
          <text:p/>
        </draw:connector>
        <draw:custom-shape draw:style-name="gr2" draw:text-style-name="P2" draw:layer="layout" svg:width="5.334cm" svg:height="2.032cm" svg:x="6.6cm" svg:y="10.16cm">
          <text:p text:style-name="P2">ClaimControll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9.288cm" svg:y1="16.256cm" svg:x2="21.92cm" svg:y2="11.196cm" draw:start-shape="id6" draw:end-shape="id2" draw:end-glue-point="3" svg:d="M19288 16256h1316v-5060h1316" svg:viewBox="0 0 2633 5061">
          <text:p/>
        </draw:connector>
        <draw:custom-shape draw:style-name="gr2" draw:text-style-name="P2" xml:id="id7" draw:id="id7" draw:layer="layout" svg:width="5.334cm" svg:height="2.032cm" svg:x="14.254cm" svg:y="15.54cm">
          <text:p text:style-name="P2">Insur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9.588cm" svg:y1="16.556cm" svg:x2="21.92cm" svg:y2="11.196cm" draw:start-shape="id7" draw:start-glue-point="1" draw:end-shape="id2" draw:end-glue-point="3" svg:d="M19588 16556h1166v-5360h1166" svg:viewBox="0 0 2333 5361">
          <text:p/>
        </draw:connector>
        <draw:custom-shape draw:style-name="gr2" draw:text-style-name="P2" xml:id="id9" draw:id="id9" draw:layer="layout" svg:width="5.334cm" svg:height="2.032cm" svg:x="14.554cm" svg:y="15.84cm">
          <text:p text:style-name="P2">Insur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02cm" svg:height="1.778cm" svg:x="0.134cm" svg:y="10.214cm">
          <text:p text:style-name="P2">Claim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2" draw:layer="layout" svg:width="1.524cm" svg:height="0.762cm" svg:x="4.06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0.762cm" svg:height="1.016cm" svg:x="9.286cm" svg:y="8.38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0.762cm" svg:height="1.016cm" svg:x="9.286cm" svg:y="13.20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1.524cm" svg:height="0.762cm" svg:x="14.542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3" draw:text-style-name="P3" draw:layer="layout" svg:x1="12.014cm" svg:y1="16.256cm" svg:x2="13.954cm" svg:y2="16.256cm" draw:start-shape="id8" draw:start-glue-point="1" draw:end-shape="id6" draw:end-glue-point="3" svg:d="M12014 16256h1940" svg:viewBox="0 0 1941 1">
          <text:p/>
        </draw:connector>
        <draw:connector draw:style-name="gr3" draw:text-style-name="P3" draw:layer="layout" svg:x1="12.014cm" svg:y1="16.256cm" svg:x2="14.254cm" svg:y2="16.556cm" draw:start-shape="id8" draw:start-glue-point="1" draw:end-shape="id7" draw:end-glue-point="3" svg:d="M12014 16256h1120v300h1120" svg:viewBox="0 0 2241 301">
          <text:p/>
        </draw:connector>
        <draw:connector draw:style-name="gr3" draw:text-style-name="P3" draw:layer="layout" svg:x1="12.014cm" svg:y1="16.256cm" svg:x2="14.554cm" svg:y2="16.856cm" draw:start-shape="id8" draw:start-glue-point="1" draw:end-shape="id9" draw:end-glue-point="3" svg:d="M12014 16256h1270v600h1270" svg:viewBox="0 0 2541 601">
          <text:p/>
        </draw:connector>
        <draw:custom-shape draw:style-name="gr6" draw:text-style-name="P2" draw:layer="layout" svg:width="0.762cm" svg:height="1.016cm" draw:transform="rotate (-0.837932573882477) translate (13.46cm 8.91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0.762cm" svg:height="1.016cm" draw:transform="rotate (-2.23541770595434) translate (14.016cm 13.41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3" draw:text-style-name="P3" draw:layer="layout" svg:x1="19.888cm" svg:y1="16.856cm" svg:x2="21.92cm" svg:y2="11.196cm" draw:start-shape="id9" draw:start-glue-point="1" draw:end-shape="id2" draw:end-glue-point="3" svg:d="M19888 16856h1016v-5660h1016" svg:viewBox="0 0 2033 5661">
          <text:p/>
        </draw:connector>
        <draw:frame draw:style-name="gr7" draw:text-style-name="P4" draw:layer="layout" svg:width="1.27cm" svg:height="0.725cm" svg:x="7.92cm" svg:y="8.582cm">
          <draw:text-box>
            <text:p><text:span text:style-name="T1">find</text:span></text:p>
          </draw:text-box>
        </draw:frame>
        <draw:frame draw:style-name="gr7" draw:text-style-name="P5" draw:layer="layout" svg:width="1.27cm" svg:height="0.725cm" svg:x="7.92cm" svg:y="13.362cm">
          <draw:text-box>
            <text:p><text:span text:style-name="T1">find</text:span></text:p>
          </draw:text-box>
        </draw:frame>
        <draw:frame draw:style-name="gr8" draw:text-style-name="P4" draw:layer="layout" svg:width="4.872cm" svg:height="3.095cm" svg:x="0.208cm" svg:y="12.446cm">
          <draw:text-box>
            <text:p><text:span text:style-name="T1">Insurer account </text:span></text:p>
            <text:p><text:span text:style-name="T1">Device hash</text:span></text:p>
            <text:p><text:span text:style-name="T1">- lost by owner</text:span></text:p>
            <text:p><text:span text:style-name="T1">- stolen from owner</text:span></text:p>
            <text:p><text:span text:style-name="T1">- destroyed by owner</text:span></text:p>
            <text:p><text:span text:style-name="T1">- scrapped by partner</text:span></text:p>
          </draw:text-box>
        </draw:frame>
        <draw:frame draw:style-name="gr9" draw:text-style-name="P4" draw:layer="layout" svg:width="3.414cm" svg:height="0.725cm" svg:x="11.938cm" svg:y="8.382cm">
          <draw:text-box>
            <text:p><text:span text:style-name="T1">Instantiate/Add</text:span></text:p>
          </draw:text-box>
        </draw:frame>
        <draw:frame draw:style-name="gr9" draw:text-style-name="P4" draw:layer="layout" svg:width="3.414cm" svg:height="0.725cm" svg:x="11.992cm" svg:y="13.87cm">
          <draw:text-box>
            <text:p><text:span text:style-name="T1">Instantiate/Add</text:span></text:p>
          </draw:text-box>
        </draw:frame>
        <draw:frame draw:style-name="gr7" draw:text-style-name="P4" draw:layer="layout" svg:width="1.778cm" svg:height="0.725cm" svg:x="16.856cm" svg:y="10.922cm">
          <draw:text-box>
            <text:p><text:span text:style-name="T1">A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act inheritance</text:p>
          </draw:text-box>
        </draw:frame>
        <draw:custom-shape draw:style-name="gr2" draw:text-style-name="P2" xml:id="id11" draw:id="id11" draw:layer="layout" svg:width="5.334cm" svg:height="2.032cm" svg:x="11.343cm" svg:y="8.249cm">
          <text:p text:style-name="P2">Admin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5.334cm" svg:height="2.032cm" svg:x="0.856cm" svg:y="11.546cm">
          <text:p text:style-name="P2">Regula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5.334cm" svg:height="2.032cm" svg:x="11.343cm" svg:y="4.964cm">
          <text:p text:style-name="P2">Mortal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5.334cm" svg:height="2.032cm" svg:x="7.643cm" svg:y="11.546cm">
          <text:p text:style-name="P2">Insurer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5.334cm" svg:height="2.032cm" svg:x="21.86cm" svg:y="11.546cm">
          <text:p text:style-name="P2">MobileDevice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4.01cm" svg:y1="6.996cm" svg:x2="14.01cm" svg:y2="8.249cm" draw:start-shape="id10" draw:start-glue-point="2" draw:end-shape="id11" draw:end-glue-point="0" svg:d="M14010 6996v1253" svg:viewBox="0 0 1 1254">
          <text:p/>
        </draw:connector>
        <draw:connector draw:style-name="gr3" draw:text-style-name="P3" draw:layer="layout" svg:x1="14.01cm" svg:y1="10.281cm" svg:x2="10.31cm" svg:y2="11.546cm" draw:start-shape="id11" draw:start-glue-point="2" draw:end-shape="id12" svg:d="M14010 10281v633h-3700v632" svg:viewBox="0 0 3701 1266">
          <text:p/>
        </draw:connector>
        <draw:connector draw:style-name="gr3" draw:text-style-name="P3" draw:layer="layout" svg:x1="14.01cm" svg:y1="10.281cm" svg:x2="3.523cm" svg:y2="11.546cm" draw:start-shape="id11" draw:start-glue-point="2" draw:end-shape="id13" draw:end-glue-point="0" svg:d="M14010 10281v633h-10487v632" svg:viewBox="0 0 10488 1266">
          <text:p/>
        </draw:connector>
        <draw:custom-shape draw:style-name="gr2" draw:text-style-name="P2" xml:id="id14" draw:id="id14" draw:layer="layout" svg:width="5.334cm" svg:height="2.032cm" svg:x="14.556cm" svg:y="11.546cm">
          <text:p text:style-name="P2">MobileControll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4.01cm" svg:y1="10.281cm" svg:x2="17.223cm" svg:y2="11.546cm" draw:start-shape="id11" draw:start-glue-point="2" draw:end-shape="id14" draw:end-glue-point="0" svg:d="M14010 10281v633h3213v632" svg:viewBox="0 0 3214 1266">
          <text:p/>
        </draw:connector>
        <draw:connector draw:style-name="gr3" draw:text-style-name="P3" draw:layer="layout" svg:x1="14.01cm" svg:y1="10.281cm" svg:x2="24.527cm" svg:y2="11.546cm" draw:start-shape="id11" draw:start-glue-point="2" draw:end-shape="id15" svg:d="M14010 10281v633h10517v632" svg:viewBox="0 0 10518 1266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0:10:56.442500266</meta:creation-date>
    <dc:date>2017-05-27T11:01:34.423443658</dc:date>
    <meta:editing-duration>PT22M21S</meta:editing-duration>
    <meta:editing-cycles>6</meta:editing-cycles>
    <meta:generator>LibreOffice/5.1.6.2$Linux_X86_64 LibreOffice_project/10m0$Build-2</meta:generator>
    <meta:document-statistic meta:object-count="77"/>
  </office:meta>
</office:document-meta>
</file>